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style="italic"/>
    </style:style>
    <style:style style:name="T2" style:family="text">
      <style:text-properties style:text-underline-type="single" style:text-underline-style="solid"/>
    </style:style>
    <style:style style:name="T3" style:family="text">
      <style:text-properties style:text-underline-type="single" style:text-underline-style="solid"/>
    </style:style>
  </office:automatic-styles>
  <office:body>
    <office:text>
      <text:p text:style-name="Normal">Context-Free Language </text:p>
      <text:p text:style-name="Normal"/>
      <text:p text:style-name="Normal">A more powerful way to describe programming language syntax</text:p>
      <text:p text:style-name="Normal">— regular expressions can only do so much. </text:p>
      <text:p text:style-name="Normal">— we have been using BNF</text:p>
      <text:p text:style-name="Normal"><text:tab/>— was invented to describe ALGOL 58</text:p>
      <text:p text:style-name="Normal"/>
      <text:p text:style-name="Normal">So the basics of BNF (Backus-Naur Form)</text:p>
      <text:p text:style-name="Normal">— there are 2 types of symbols:</text:p>
      <text:p text:style-name="Normal"><text:tab/>— non-terminal symbols: a BNF abstraction; these will reduce to tokens according to the rules</text:p>
      <text:p text:style-name="Normal"><text:tab/>— Terminal symbols: tokens</text:p>
      <text:p text:style-name="Normal"><text:tab/>— a set of grammar rules</text:p>
      <text:p text:style-name="Normal"><text:tab/><text:tab/>— LHS -&gt; RHS</text:p>
      <text:p text:style-name="Normal"/>
      <text:h text:outline-level="2" text:style-name="Heading-2">BNF Rules</text:h>
      <text:p text:style-name="Normal">— A grammar is a finite nonempty set of rules</text:p>
      <text:p text:style-name="Normal">— A rule has one (<text:span text:style-name="T1">only one</text:span>) left hand symbol (LHS) and can have more than one right hand symbol (RHS)</text:p>
      <text:p text:style-name="Normal"/>
      <text:p text:style-name="Normal">examples:</text:p>
      <text:p text:style-name="Normal">&lt;program&gt; -&gt; &lt;stmts&gt;</text:p>
      <text:p text:style-name="Normal">&lt;stmts&gt; -&gt; &lt;stmt&gt; | &lt;stmt&gt; ; &lt;stmts&gt;</text:p>
      <text:p text:style-name="Normal">&lt;stmt&gt; -&gt; &lt;var&gt; = &lt;expr&gt;</text:p>
      <text:p text:style-name="Normal">&lt;var&gt; -&gt; a | b | c | d </text:p>
      <text:p text:style-name="Normal">&lt;expr&gt; -&gt; &lt;term&gt; + &lt;term&gt; | &lt;term&gt; - &lt;term&gt;</text:p>
      <text:p text:style-name="Normal">&lt;term&gt; -&gt; &lt;var&gt; | const</text:p>
      <text:p text:style-name="Normal"/>
      <text:p text:style-name="Normal">const -&gt; any fucking number I guess</text:p>
      <text:p text:style-name="Normal"/>
      <text:p text:style-name="Normal"/>
      <text:p text:style-name="Normal"/>
      <text:h text:outline-level="2" text:style-name="Heading-2">From Rules to Sentences</text:h>
      <text:p text:style-name="Normal">Derivation - a sentence can be generated by a repeat application of rules, starting from the start symbol. </text:p>
      <text:p text:style-name="Normal"><text:tab/>— start symbol is always a non-terminal symbol</text:p>
      <text:p text:style-name="Normal"/>
      <text:p text:style-name="Normal">another example: </text:p>
      <text:p text:style-name="Normal"/>
      <text:p text:style-name="Normal"> &lt;program&gt; =&gt; &lt;stmts&gt; =&gt; &lt;stmt&gt; </text:p>
      <text:p text:style-name="Normal"> <text:s text:c="12"/>=&gt; &lt;var&gt; = &lt;expr&gt; =&gt; a =&lt;expr&gt; </text:p>
      <text:p text:style-name="Normal"> <text:s text:c="12"/>=&gt; a = &lt;term&gt; + &lt;term&gt;</text:p>
      <text:p text:style-name="Normal"> <text:s text:c="12"/>=&gt; a = &lt;var&gt; + &lt;term&gt; </text:p>
      <text:p text:style-name="Normal"> <text:s text:c="12"/>=&gt; a = b + &lt;term&gt;</text:p>
      <text:p text:style-name="Normal"> <text:s text:c="12"/>=&gt; a = b + const</text:p>
      <text:p text:style-name="Normal">Every string of symbols in the derivation is a <text:span text:style-name="T2">setential form</text:span></text:p>
      <text:p text:style-name="Normal">— a sentence is a sentential form that only has terminal symbols. </text:p>
      <text:p text:style-name="Normal"/>
      <text:p text:style-name="Normal">A <text:span text:style-name="T3">leftmost derivation</text:span> is one where the leftmost nonterminal in each setential form is the one that is expanded</text:p>
      <text:p text:style-name="Normal">— a derivation may be neither leftmost nor rightmost</text:p>
      <text:p text:style-name="Normal"/>
      <text:p text:style-name="Normal">curren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